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81pt"/>
    </style:style>
    <style:style style:name="co3" style:family="table-column">
      <style:table-column-properties fo:break-before="auto" style:column-width="138.19pt"/>
    </style:style>
    <style:style style:name="co4" style:family="table-column">
      <style:table-column-properties fo:break-before="auto" style:column-width="157.89pt"/>
    </style:style>
    <style:style style:name="co5" style:family="table-column">
      <style:table-column-properties fo:break-before="auto" style:column-width="192.9pt"/>
    </style:style>
    <style:style style:name="co6" style:family="table-column">
      <style:table-column-properties fo:break-before="auto" style:column-width="218.49pt"/>
    </style:style>
    <style:style style:name="co7" style:family="table-column">
      <style:table-column-properties fo:break-before="auto" style:column-width="202.34pt"/>
    </style:style>
    <style:style style:name="co8" style:family="table-column">
      <style:table-column-properties fo:break-before="auto" style:column-width="223.91pt"/>
    </style:style>
    <style:style style:name="co9" style:family="table-column">
      <style:table-column-properties fo:break-before="auto" style:column-width="189.55pt"/>
    </style:style>
    <style:style style:name="co10" style:family="table-column">
      <style:table-column-properties fo:break-before="auto" style:column-width="209.06pt"/>
    </style:style>
    <style:style style:name="co11" style:family="table-column">
      <style:table-column-properties fo:break-before="auto" style:column-width="151.2pt"/>
    </style:style>
    <style:style style:name="co12" style:family="table-column">
      <style:table-column-properties fo:break-before="auto" style:column-width="152.56pt"/>
    </style:style>
    <style:style style:name="co13" style:family="table-column">
      <style:table-column-properties fo:break-before="auto" style:column-width="94.45pt"/>
    </style:style>
    <style:style style:name="co14" style:family="table-column">
      <style:table-column-properties fo:break-before="auto" style:column-width="148.51pt"/>
    </style:style>
    <style:style style:name="co15" style:family="table-column">
      <style:table-column-properties fo:break-before="auto" style:column-width="14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212.55pt" svg:height="908.79pt" svg:x="1253.71pt" svg:y="357.68pt">
            <loext:p draw:notify-on-update-of-ranges="Sheet2.B2:Sheet2.B2 Sheet2.C2:Sheet2.O2 Sheet2.B14:Sheet2.B14 Sheet2.C14:Sheet2.O14 Sheet2.B15:Sheet2.B15 Sheet2.C15:Sheet2.O15 Sheet2.B16:Sheet2.B16 Sheet2.C16:Sheet2.O16 Sheet2.B17:Sheet2.B17 Sheet2.C17:Sheet2.O17 Sheet2.B18:Sheet2.B18 Sheet2.C18:Sheet2.O18 Sheet2.B19:Sheet2.B19 Sheet2.C19:Sheet2.O19 Sheet2.B20:Sheet2.B20 Sheet2.C20:Sheet2.O20 Sheet2.B21:Sheet2.B21 Sheet2.C21:Sheet2.O21 Sheet2.B22:Sheet2.B22 Sheet2.C22:Sheet2.O22 Sheet2.B23:Sheet2.B23 Sheet2.C23:Sheet2.O23 Sheet2.B24:Sheet2.B24 Sheet2.C24:Sheet2.O24 Sheet2.B25:Sheet2.B25 Sheet2.C25:Sheet2.O25 Sheet2.B26:Sheet2.B26 Sheet2.C26:Sheet2.O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12.55pt" svg:height="908.79pt" svg:x="64.06pt" svg:y="357.68pt">
            <loext:p draw:notify-on-update-of-ranges="Sheet2.C2:Sheet2.O2 Sheet2.B3:Sheet2.B3 Sheet2.C3:Sheet2.O3 Sheet2.B4:Sheet2.B4 Sheet2.C4:Sheet2.O4 Sheet2.B5:Sheet2.B5 Sheet2.C5:Sheet2.O5 Sheet2.B6:Sheet2.B6 Sheet2.C6:Sheet2.O6 Sheet2.B7:Sheet2.B7 Sheet2.C7:Sheet2.O7 Sheet2.B8:Sheet2.B8 Sheet2.C8:Sheet2.O8 Sheet2.B9:Sheet2.B9 Sheet2.C9:Sheet2.O9 Sheet2.B10:Sheet2.B10 Sheet2.C10:Sheet2.O10 Sheet2.B11:Sheet2.B11 Sheet2.C11:Sheet2.O11 Sheet2.B12:Sheet2.B12 Sheet2.C12:Sheet2.O12 Sheet2.B13:Sheet2.B13 Sheet2.C13:Sheet2.O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37.9pt" svg:height="908.76pt" svg:x="93.74pt" svg:y="1280.69pt">
            <loext:p draw:notify-on-update-of-ranges="Sheet2.C2:Sheet2.M2 Sheet2.B17:Sheet2.B17 Sheet2.C17:Sheet2.M17 Sheet2.B22:Sheet2.B22 Sheet2.C22:Sheet2.M22 Sheet2.B20:Sheet2.B20 Sheet2.C20:Sheet2.M20 Sheet2.B23:Sheet2.B23 Sheet2.C23:Sheet2.M23 Sheet2.B15:Sheet2.B15 Sheet2.C15:Sheet2.M15 Sheet2.B21:Sheet2.B21 Sheet2.C21:Sheet2.M21 Sheet2.B19:Sheet2.B19 Sheet2.C19:Sheet2.M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ompile Bench/Test: Compile</text:p>
          </table:table-cell>
          <table:table-cell office:value-type="string" calcext:value-type="string">
            <text:p>Compile Bench/Test: Initial Create</text:p>
          </table:table-cell>
          <table:table-cell office:value-type="string" calcext:value-type="string">
            <text:p>Compile Bench/Test: Read Compiled Tree</text:p>
          </table:table-cell>
          <table:table-cell office:value-type="string" calcext:value-type="string">
            <text:p>Unpacking The Linux Kernel/linux-2.6.32.tar.bz2</text:p>
          </table:table-cell>
          <table:table-cell office:value-type="string" calcext:value-type="string">
            <text:p>Timed Apache Compilation/Time To Compile</text:p>
          </table:table-cell>
          <table:table-cell office:value-type="string" calcext:value-type="string">
            <text:p>Timed ImageMagick Compilation/Time To Compile</text:p>
          </table:table-cell>
          <table:table-cell office:value-type="string" calcext:value-type="string">
            <text:p>Timed Linux Kernel Compilation/Time To Compile</text:p>
          </table:table-cell>
          <table:table-cell office:value-type="string" calcext:value-type="string">
            <text:p>Timed PHP Compilation/Time To Compile</text:p>
          </table:table-cell>
          <table:table-cell office:value-type="string" calcext:value-type="string">
            <text:p>Apache Benchmark/Static Web Page Serving</text:p>
          </table:table-cell>
          <table:table-cell office:value-type="string" calcext:value-type="string">
            <text:p>Full Linux Kernel Build/Real time</text:p>
          </table:table-cell>
          <table:table-cell office:value-type="string" calcext:value-type="string">
            <text:p>Boot time/Total time</text:p>
          </table:table-cell>
          <table:table-cell office:value-type="string" calcext:value-type="string">
            <text:p>Full Linux Kernel Build/User time</text:p>
          </table:table-cell>
          <table:table-cell office:value-type="string" calcext:value-type="string">
            <text:p>Full Linux Kernel Build/Sys time</text:p>
          </table:table-cell>
        </table:table-row>
        <table:table-row table:style-name="ro1">
          <table:table-cell/>
          <table:table-cell office:value-type="string" calcext:value-type="string">
            <text:p>SSD MBT XFS</text:p>
          </table:table-cell>
          <table:table-cell office:value-type="float" office:value="0.79" calcext:value-type="float">
            <text:p>0.79</text:p>
          </table:table-cell>
          <table:table-cell office:value-type="float" office:value="0.58" calcext:value-type="float">
            <text:p>0.58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SSD MBT EXT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string" calcext:value-type="string">
            <text:p>SSD LVM XFS</text:p>
          </table:table-cell>
          <table:table-cell office:value-type="float" office:value="0.98" calcext:value-type="float">
            <text:p>0.98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SSD LVM EXT4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SSD MBT btrfs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encrypted SSD LVM XFS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G2 LVM XFS</text:p>
          </table:table-cell>
          <table:table-cell office:value-type="float" office:value="0.82" calcext:value-type="float">
            <text:p>0.82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SS2+G2 LVM XFS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6 SSD LVM EXT4</text:p>
          </table:table-cell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D RAID0 SSD LVM XFS</text:p>
          </table:table-cell>
          <table:table-cell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MD RAID1 SSD LVM XFS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48" calcext:value-type="float">
            <text:p>0.48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HDD MBT EXT4</text:p>
          </table:table-cell>
          <table:table-cell office:value-type="float" office:value="0.61" calcext:value-type="float">
            <text:p>0.61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/>
          <table:table-cell office:value-type="string" calcext:value-type="string">
            <text:p>MD RAID10 HDD MBT XFS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64" calcext:value-type="float">
            <text:p>0.64</text:p>
          </table:table-cell>
          <table:table-cell office:value-type="float" office:value="0.99" calcext:value-type="float">
            <text:p>0.99</text:p>
          </table:table-cell>
          <table:table-cell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09" calcext:value-type="float">
            <text:p>0.09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MD RAID10 HDD MBT EXT4</text:p>
          </table:table-cell>
          <table:table-cell office:value-type="float" office:value="0.21" calcext:value-type="float">
            <text:p>0.21</text:p>
          </table:table-cell>
          <table:table-cell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MD RAID10 HDD LVM XFS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string" calcext:value-type="string">
            <text:p>MD RAID10 HDD LVM EXT4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8 HDD stride 4 LVM EXT4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8 HDD stride 8 LVM EXT4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4 HDD LVM EXT4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root:SSD home:lvmcache G2+MD RAID10 HDD LVM EXT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LSI RAID10 HDD MBT EXT4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LSI RAID1 HDD LVM EXT4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24" calcext:value-type="float">
            <text:p>0.24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root:SSD home:MD RAID10 HDD LVM EXT4</text:p>
          </table:table-cell>
          <table:table-cell office:value-type="float" office:value="0.39" calcext:value-type="float">
            <text:p>0.39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string" calcext:value-type="string">
            <text:p>root:SSD+G2 home:LVM RAID10 HDD LVM EXT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0:46:24.699557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8-23T22:55:42.245520871</meta:creation-date>
    <dc:date>2016-08-24T14:04:57.376422963</dc:date>
    <dc:creator>Christopher Voltz</dc:creator>
    <meta:editing-duration>PT1H26M7S</meta:editing-duration>
    <meta:editing-cycles>5</meta:editing-cycles>
    <meta:generator>LibreOffice/5.2.0.4$Linux_X86_64 LibreOffice_project/066b007f5ebcc236395c7d282ba488bca6720265</meta:generator>
    <meta:document-statistic meta:table-count="1" meta:cell-count="3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152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2.777cm" svg:height="32.061cm" xlink:href=".." xlink:type="simple" chart:class="chart:radar" chart:style-name="ch1">
        <chart:title svg:x="19.962cm" svg:y="0.776cm" chart:style-name="ch2">
          <text:p>SSD Configs</text:p>
        </chart:title>
        <chart:legend chart:legend-position="bottom" svg:x="7.693cm" svg:y="30.75cm" style:legend-expansion="wide" chart:style-name="ch3"/>
        <chart:plot-area chart:style-name="ch4" table:cell-range-address="Sheet2.B2:Sheet2.O13" chart:data-source-has-labels="both" svg:x="0.855cm" svg:y="2.202cm" svg:width="41.067cm" svg:height="27.907cm">
          <chartooo:coordinate-region svg:x="11.112cm" svg:y="4.475cm" svg:width="23.759cm" svg:height="23.759cm"/>
          <chart:axis chart:dimension="x" chart:name="primary-x" chart:style-name="ch5" chartooo:axis-type="auto">
            <chartooo:date-scale/>
            <chart:categories table:cell-range-address="Sheet2.C2:Sheet2.O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O3" chart:label-cell-address="Sheet2.B3:Sheet2.B3" chart:class="chart:radar">
            <chart:data-point chart:repeated="13"/>
          </chart:series>
          <chart:series chart:style-name="ch8" chart:values-cell-range-address="Sheet2.C4:Sheet2.O4" chart:label-cell-address="Sheet2.B4:Sheet2.B4" chart:class="chart:radar">
            <chart:data-point chart:repeated="13"/>
          </chart:series>
          <chart:series chart:style-name="ch9" chart:values-cell-range-address="Sheet2.C5:Sheet2.O5" chart:label-cell-address="Sheet2.B5:Sheet2.B5" chart:class="chart:radar">
            <chart:data-point chart:repeated="13"/>
          </chart:series>
          <chart:series chart:style-name="ch10" chart:values-cell-range-address="Sheet2.C6:Sheet2.O6" chart:label-cell-address="Sheet2.B6:Sheet2.B6" chart:class="chart:radar">
            <chart:data-point chart:repeated="13"/>
          </chart:series>
          <chart:series chart:style-name="ch11" chart:values-cell-range-address="Sheet2.C7:Sheet2.O7" chart:label-cell-address="Sheet2.B7:Sheet2.B7" chart:class="chart:radar">
            <chart:data-point chart:repeated="13"/>
          </chart:series>
          <chart:series chart:style-name="ch12" chart:values-cell-range-address="Sheet2.C8:Sheet2.O8" chart:label-cell-address="Sheet2.B8:Sheet2.B8" chart:class="chart:radar">
            <chart:data-point chart:repeated="13"/>
          </chart:series>
          <chart:series chart:style-name="ch13" chart:values-cell-range-address="Sheet2.C9:Sheet2.O9" chart:label-cell-address="Sheet2.B9:Sheet2.B9" chart:class="chart:radar">
            <chart:data-point chart:repeated="13"/>
          </chart:series>
          <chart:series chart:style-name="ch14" chart:values-cell-range-address="Sheet2.C10:Sheet2.O10" chart:label-cell-address="Sheet2.B10:Sheet2.B10" chart:class="chart:radar">
            <chart:data-point chart:repeated="13"/>
          </chart:series>
          <chart:series chart:style-name="ch15" chart:values-cell-range-address="Sheet2.C11:Sheet2.O11" chart:label-cell-address="Sheet2.B11:Sheet2.B11" chart:class="chart:radar">
            <chart:data-point chart:repeated="13"/>
          </chart:series>
          <chart:series chart:style-name="ch16" chart:values-cell-range-address="Sheet2.C12:Sheet2.O12" chart:label-cell-address="Sheet2.B12:Sheet2.B12" chart:class="chart:radar">
            <chart:data-point chart:repeated="13"/>
          </chart:series>
          <chart:series chart:style-name="ch17" chart:values-cell-range-address="Sheet2.C13:Sheet2.O13" chart:label-cell-address="Sheet2.B13:Sheet2.B13" chart:class="chart:rada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 Bench/Test: Compile</text:p>
                <draw:g>
                  <svg:desc>Sheet2.C2:Sheet2.O2</svg:desc>
                </draw:g>
              </table:table-cell>
              <table:table-cell office:value-type="string">
                <text:p>Compile Bench/Test: Initial Create</text:p>
              </table:table-cell>
              <table:table-cell office:value-type="string">
                <text:p>Compile Bench/Test: Read Compiled Tree</text:p>
              </table:table-cell>
              <table:table-cell office:value-type="string">
                <text:p>Unpacking The Linux Kernel/linux-2.6.32.tar.bz2</text:p>
              </table:table-cell>
              <table:table-cell office:value-type="string">
                <text:p>Timed Apache Compilation/Time To Compile</text:p>
              </table:table-cell>
              <table:table-cell office:value-type="string">
                <text:p>Timed ImageMagick Compilation/Time To Compile</text:p>
              </table:table-cell>
              <table:table-cell office:value-type="string">
                <text:p>Timed Linux Kernel Compilation/Time To Compile</text:p>
              </table:table-cell>
              <table:table-cell office:value-type="string">
                <text:p>Timed PHP Compilation/Time To Compile</text:p>
              </table:table-cell>
              <table:table-cell office:value-type="string">
                <text:p>Apache Benchmark/Static Web Page Serving</text:p>
              </table:table-cell>
              <table:table-cell office:value-type="string">
                <text:p>Full Linux Kernel Build/Real time</text:p>
              </table:table-cell>
              <table:table-cell office:value-type="string">
                <text:p>Boot time/Total time</text:p>
              </table:table-cell>
              <table:table-cell office:value-type="string">
                <text:p>Full Linux Kernel Build/User time</text:p>
              </table:table-cell>
              <table:table-cell office:value-type="string">
                <text:p>Full Linux Kernel Build/Sys time</text:p>
              </table:table-cell>
            </table:table-row>
          </table:table-header-rows>
          <table:table-rows>
            <table:table-row>
              <table:table-cell office:value-type="string">
                <text:p>SSD MBT XFS</text:p>
                <draw:g>
                  <svg:desc>Sheet2.B3:Sheet2.B3</svg:desc>
                </draw:g>
              </table:table-cell>
              <table:table-cell office:value-type="float" office:value="0.79">
                <text:p>0.79</text:p>
                <draw:g>
                  <svg:desc>Sheet2.C3:Sheet2.O3</svg:desc>
                </draw:g>
              </table:table-cell>
              <table:table-cell office:value-type="float" office:value="0.58">
                <text:p>0.58</text:p>
              </table:table-cell>
              <table:table-cell office:value-type="float" office:value="0.37">
                <text:p>0.37</text:p>
              </table:table-cell>
              <table:table-cell office:value-type="float" office:value="0.57">
                <text:p>0.5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SSD MBT EXT4</text:p>
                <draw:g>
                  <svg:desc>Sheet2.B4:Sheet2.B4</svg:desc>
                </draw:g>
              </table:table-cell>
              <table:table-cell office:value-type="float" office:value="0.63">
                <text:p>0.63</text:p>
                <draw:g>
                  <svg:desc>Sheet2.C4:Sheet2.O4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  <table:table-cell office:value-type="float" office:value="0.74">
                <text:p>0.74</text:p>
              </table:table-cell>
              <table:table-cell office:value-type="float" office:value="0.92">
                <text:p>0.92</text:p>
              </table:table-cell>
              <table:table-cell office:value-type="float" office:value="0.53">
                <text:p>0.53</text:p>
              </table:table-cell>
              <table:table-cell office:value-type="float" office:value="0.7">
                <text:p>0.7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  <table:table-cell office:value-type="float" office:value="0.66">
                <text:p>0.66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SSD LVM XFS</text:p>
                <draw:g>
                  <svg:desc>Sheet2.B5:Sheet2.B5</svg:desc>
                </draw:g>
              </table:table-cell>
              <table:table-cell office:value-type="float" office:value="0.98">
                <text:p>0.98</text:p>
                <draw:g>
                  <svg:desc>Sheet2.C5:Sheet2.O5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92">
                <text:p>0.92</text:p>
              </table:table-cell>
              <table:table-cell office:value-type="float" office:value="0.4">
                <text:p>0.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72">
                <text:p>0.72</text:p>
              </table:table-cell>
              <table:table-cell office:value-type="float" office:value="0.68">
                <text:p>0.68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SD LVM EXT4</text:p>
                <draw:g>
                  <svg:desc>Sheet2.B6:Sheet2.B6</svg:desc>
                </draw:g>
              </table:table-cell>
              <table:table-cell office:value-type="float" office:value="0.68">
                <text:p>0.68</text:p>
                <draw:g>
                  <svg:desc>Sheet2.C6:Sheet2.O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  <table:table-cell office:value-type="float" office:value="0.92">
                <text:p>0.92</text:p>
              </table:table-cell>
              <table:table-cell office:value-type="float" office:value="0.45">
                <text:p>0.45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SSD MBT btrfs</text:p>
                <draw:g>
                  <svg:desc>Sheet2.B7:Sheet2.B7</svg:desc>
                </draw:g>
              </table:table-cell>
              <table:table-cell office:value-type="float" office:value="0.89">
                <text:p>0.89</text:p>
                <draw:g>
                  <svg:desc>Sheet2.C7:Sheet2.O7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  <table:table-cell office:value-type="float" office:value="0.61">
                <text:p>0.61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encrypted SSD LVM XFS</text:p>
                <draw:g>
                  <svg:desc>Sheet2.B8:Sheet2.B8</svg:desc>
                </draw:g>
              </table:table-cell>
              <table:table-cell office:value-type="float" office:value="0.8">
                <text:p>0.8</text:p>
                <draw:g>
                  <svg:desc>Sheet2.C8:Sheet2.O8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56">
                <text:p>0.56</text:p>
              </table:table-cell>
              <table:table-cell office:value-type="float" office:value="0.8">
                <text:p>0.8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0.62">
                <text:p>0.62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G2 LVM XFS</text:p>
                <draw:g>
                  <svg:desc>Sheet2.B9:Sheet2.B9</svg:desc>
                </draw:g>
              </table:table-cell>
              <table:table-cell office:value-type="float" office:value="0.82">
                <text:p>0.82</text:p>
                <draw:g>
                  <svg:desc>Sheet2.C9:Sheet2.O9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  <table:table-cell office:value-type="float" office:value="0.86">
                <text:p>0.86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  <table:table-cell office:value-type="float" office:value="0.78">
                <text:p>0.78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SS2+G2 LVM XFS</text:p>
                <draw:g>
                  <svg:desc>Sheet2.B10:Sheet2.B10</svg:desc>
                </draw:g>
              </table:table-cell>
              <table:table-cell office:value-type="float" office:value="0.79">
                <text:p>0.79</text:p>
                <draw:g>
                  <svg:desc>Sheet2.C10:Sheet2.O10</svg:desc>
                </draw:g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73">
                <text:p>0.73</text:p>
              </table:table-cell>
              <table:table-cell office:value-type="float" office:value="0.85">
                <text:p>0.85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83">
                <text:p>0.83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 SSD LVM EXT4</text:p>
                <draw:g>
                  <svg:desc>Sheet2.B11:Sheet2.B11</svg:desc>
                </draw:g>
              </table:table-cell>
              <table:table-cell office:value-type="float" office:value="0.76">
                <text:p>0.76</text:p>
                <draw:g>
                  <svg:desc>Sheet2.C11:Sheet2.O11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D RAID0 SSD LVM XFS</text:p>
                <draw:g>
                  <svg:desc>Sheet2.B12:Sheet2.B12</svg:desc>
                </draw:g>
              </table:table-cell>
              <table:table-cell office:value-type="float" office:value="0.65">
                <text:p>0.65</text:p>
                <draw:g>
                  <svg:desc>Sheet2.C12:Sheet2.O12</svg:desc>
                </draw:g>
              </table:table-cell>
              <table:table-cell office:value-type="float" office:value="0.58">
                <text:p>0.58</text:p>
              </table:table-cell>
              <table:table-cell office:value-type="float" office:value="0.45">
                <text:p>0.45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  <table:table-cell office:value-type="float" office:value="0.76">
                <text:p>0.76</text:p>
              </table:table-cell>
              <table:table-cell office:value-type="float" office:value="0.7">
                <text:p>0.7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MD RAID1 SSD LVM XFS</text:p>
                <draw:g>
                  <svg:desc>Sheet2.B13:Sheet2.B13</svg:desc>
                </draw:g>
              </table:table-cell>
              <table:table-cell office:value-type="float" office:value="0.7">
                <text:p>0.7</text:p>
                <draw:g>
                  <svg:desc>Sheet2.C13:Sheet2.O1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72">
                <text:p>0.72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  <table:table-cell office:value-type="float" office:value="0.48">
                <text:p>0.48</text:p>
              </table:table-cell>
              <table:table-cell office:value-type="float" office:value="0.81">
                <text:p>0.81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2.777cm" svg:height="32.061cm" xlink:href=".." xlink:type="simple" chart:class="chart:radar" chart:style-name="ch1">
        <chart:title svg:x="19.938cm" svg:y="0.776cm" chart:style-name="ch2">
          <text:p>HDD Configs</text:p>
        </chart:title>
        <chart:legend chart:legend-position="bottom" svg:x="8.632cm" svg:y="29.211cm" style:legend-expansion="wide" chart:style-name="ch3"/>
        <chart:plot-area chart:style-name="ch4" table:cell-range-address="Sheet2.B2:Sheet2.O2 Sheet2.B14:Sheet2.O26" chart:data-source-has-labels="both" svg:x="0.855cm" svg:y="2.202cm" svg:width="41.067cm" svg:height="26.368cm">
          <chartooo:coordinate-region svg:x="11.767cm" svg:y="4.372cm" svg:width="22.403cm" svg:height="22.403cm"/>
          <chart:axis chart:dimension="x" chart:name="primary-x" chart:style-name="ch5" chartooo:axis-type="auto">
            <chartooo:date-scale/>
            <chart:categories table:cell-range-address="Sheet2.C2:Sheet2.O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14:Sheet2.O14" chart:label-cell-address="Sheet2.B14:Sheet2.B14" chart:class="chart:radar">
            <chart:data-point chart:repeated="13"/>
          </chart:series>
          <chart:series chart:style-name="ch9" chart:values-cell-range-address="Sheet2.C15:Sheet2.O15" chart:label-cell-address="Sheet2.B15:Sheet2.B15" chart:class="chart:radar">
            <chart:data-point chart:repeated="13"/>
          </chart:series>
          <chart:series chart:style-name="ch10" chart:values-cell-range-address="Sheet2.C16:Sheet2.O16" chart:label-cell-address="Sheet2.B16:Sheet2.B16" chart:class="chart:radar">
            <chart:data-point chart:repeated="13"/>
          </chart:series>
          <chart:series chart:style-name="ch11" chart:values-cell-range-address="Sheet2.C17:Sheet2.O17" chart:label-cell-address="Sheet2.B17:Sheet2.B17" chart:class="chart:radar">
            <chart:data-point chart:repeated="13"/>
          </chart:series>
          <chart:series chart:style-name="ch12" chart:values-cell-range-address="Sheet2.C18:Sheet2.O18" chart:label-cell-address="Sheet2.B18:Sheet2.B18" chart:class="chart:radar">
            <chart:data-point chart:repeated="13"/>
          </chart:series>
          <chart:series chart:style-name="ch13" chart:values-cell-range-address="Sheet2.C19:Sheet2.O19" chart:label-cell-address="Sheet2.B19:Sheet2.B19" chart:class="chart:radar">
            <chart:data-point chart:repeated="13"/>
          </chart:series>
          <chart:series chart:style-name="ch14" chart:values-cell-range-address="Sheet2.C20:Sheet2.O20" chart:label-cell-address="Sheet2.B20:Sheet2.B20" chart:class="chart:radar">
            <chart:data-point chart:repeated="13"/>
          </chart:series>
          <chart:series chart:style-name="ch15" chart:values-cell-range-address="Sheet2.C21:Sheet2.O21" chart:label-cell-address="Sheet2.B21:Sheet2.B21" chart:class="chart:radar">
            <chart:data-point chart:repeated="13"/>
          </chart:series>
          <chart:series chart:style-name="ch16" chart:values-cell-range-address="Sheet2.C22:Sheet2.O22" chart:label-cell-address="Sheet2.B22:Sheet2.B22" chart:class="chart:radar">
            <chart:data-point chart:repeated="13"/>
          </chart:series>
          <chart:series chart:style-name="ch17" chart:values-cell-range-address="Sheet2.C23:Sheet2.O23" chart:label-cell-address="Sheet2.B23:Sheet2.B23" chart:class="chart:radar">
            <chart:data-point chart:repeated="13"/>
          </chart:series>
          <chart:series chart:style-name="ch18" chart:values-cell-range-address="Sheet2.C24:Sheet2.O24" chart:label-cell-address="Sheet2.B24:Sheet2.B24" chart:class="chart:radar">
            <chart:data-point chart:repeated="13"/>
          </chart:series>
          <chart:series chart:style-name="ch19" chart:values-cell-range-address="Sheet2.C25:Sheet2.O25" chart:label-cell-address="Sheet2.B25:Sheet2.B25" chart:class="chart:radar">
            <chart:data-point chart:repeated="13"/>
          </chart:series>
          <chart:series chart:style-name="ch8" chart:values-cell-range-address="Sheet2.C26:Sheet2.O26" chart:label-cell-address="Sheet2.B26:Sheet2.B26" chart:class="chart:rad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 Bench/Test: Compile</text:p>
                <draw:g>
                  <svg:desc>Sheet2.C2:Sheet2.O2</svg:desc>
                </draw:g>
              </table:table-cell>
              <table:table-cell office:value-type="string">
                <text:p>Compile Bench/Test: Initial Create</text:p>
              </table:table-cell>
              <table:table-cell office:value-type="string">
                <text:p>Compile Bench/Test: Read Compiled Tree</text:p>
              </table:table-cell>
              <table:table-cell office:value-type="string">
                <text:p>Unpacking The Linux Kernel/linux-2.6.32.tar.bz2</text:p>
              </table:table-cell>
              <table:table-cell office:value-type="string">
                <text:p>Timed Apache Compilation/Time To Compile</text:p>
              </table:table-cell>
              <table:table-cell office:value-type="string">
                <text:p>Timed ImageMagick Compilation/Time To Compile</text:p>
              </table:table-cell>
              <table:table-cell office:value-type="string">
                <text:p>Timed Linux Kernel Compilation/Time To Compile</text:p>
              </table:table-cell>
              <table:table-cell office:value-type="string">
                <text:p>Timed PHP Compilation/Time To Compile</text:p>
              </table:table-cell>
              <table:table-cell office:value-type="string">
                <text:p>Apache Benchmark/Static Web Page Serving</text:p>
              </table:table-cell>
              <table:table-cell office:value-type="string">
                <text:p>Full Linux Kernel Build/Real time</text:p>
              </table:table-cell>
              <table:table-cell office:value-type="string">
                <text:p>Boot time/Total time</text:p>
              </table:table-cell>
              <table:table-cell office:value-type="string">
                <text:p>Full Linux Kernel Build/User time</text:p>
              </table:table-cell>
              <table:table-cell office:value-type="string">
                <text:p>Full Linux Kernel Build/Sys time</text:p>
              </table:table-cell>
            </table:table-row>
          </table:table-header-rows>
          <table:table-rows>
            <table:table-row>
              <table:table-cell office:value-type="string">
                <text:p>HDD MBT EXT4</text:p>
                <draw:g>
                  <svg:desc>Sheet2.B14:Sheet2.B14</svg:desc>
                </draw:g>
              </table:table-cell>
              <table:table-cell office:value-type="float" office:value="0.61">
                <text:p>0.61</text:p>
                <draw:g>
                  <svg:desc>Sheet2.C14:Sheet2.O14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0.63">
                <text:p>0.63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MD RAID10 HDD MBT XFS</text:p>
                <draw:g>
                  <svg:desc>Sheet2.B15:Sheet2.B15</svg:desc>
                </draw:g>
              </table:table-cell>
              <table:table-cell office:value-type="float" office:value="1">
                <text:p>1</text:p>
                <draw:g>
                  <svg:desc>Sheet2.C15:Sheet2.O15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53">
                <text:p>0.53</text:p>
              </table:table-cell>
              <table:table-cell office:value-type="float" office:value="0.64">
                <text:p>0.64</text:p>
              </table:table-cell>
              <table:table-cell office:value-type="float" office:value="0.99">
                <text:p>0.99</text:p>
              </table:table-cell>
              <table:table-cell office:value-type="float" office:value="0.81">
                <text:p>0.81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09">
                <text:p>0.09</text:p>
              </table:table-cell>
              <table:table-cell office:value-type="float" office:value="0.59">
                <text:p>0.59</text:p>
              </table:table-cell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MD RAID10 HDD MBT EXT4</text:p>
                <draw:g>
                  <svg:desc>Sheet2.B16:Sheet2.B16</svg:desc>
                </draw:g>
              </table:table-cell>
              <table:table-cell office:value-type="float" office:value="0.21">
                <text:p>0.21</text:p>
                <draw:g>
                  <svg:desc>Sheet2.C16:Sheet2.O16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42">
                <text:p>0.42</text:p>
              </table:table-cell>
              <table:table-cell office:value-type="float" office:value="0.88">
                <text:p>0.88</text:p>
              </table:table-cell>
              <table:table-cell office:value-type="float" office:value="0.16">
                <text:p>0.16</text:p>
              </table:table-cell>
              <table:table-cell office:value-type="float" office:value="0.69">
                <text:p>0.69</text:p>
              </table:table-cell>
              <table:table-cell office:value-type="float" office:value="0.78">
                <text:p>0.7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MD RAID10 HDD LVM XFS</text:p>
                <draw:g>
                  <svg:desc>Sheet2.B17:Sheet2.B17</svg:desc>
                </draw:g>
              </table:table-cell>
              <table:table-cell office:value-type="float" office:value="0.8">
                <text:p>0.8</text:p>
                <draw:g>
                  <svg:desc>Sheet2.C17:Sheet2.O17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MD RAID10 HDD LVM EXT4</text:p>
                <draw:g>
                  <svg:desc>Sheet2.B18:Sheet2.B18</svg:desc>
                </draw:g>
              </table:table-cell>
              <table:table-cell office:value-type="float" office:value="0.14">
                <text:p>0.14</text:p>
                <draw:g>
                  <svg:desc>Sheet2.C18:Sheet2.O18</svg:desc>
                </draw:g>
              </table:table-cell>
              <table:table-cell office:value-type="float" office:value="0.86">
                <text:p>0.86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55">
                <text:p>0.55</text:p>
              </table:table-cell>
              <table:table-cell office:value-type="float" office:value="0.54">
                <text:p>0.54</text:p>
              </table:table-cell>
              <table:table-cell office:value-type="float" office:value="0.43">
                <text:p>0.43</text:p>
              </table:table-cell>
              <table:table-cell office:value-type="float" office:value="0.82">
                <text:p>0.82</text:p>
              </table:table-cell>
              <table:table-cell office:value-type="float" office:value="0.78">
                <text:p>0.78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 HDD stride 4 LVM EXT4</text:p>
                <draw:g>
                  <svg:desc>Sheet2.B19:Sheet2.B19</svg:desc>
                </draw:g>
              </table:table-cell>
              <table:table-cell office:value-type="float" office:value="0.52">
                <text:p>0.52</text:p>
                <draw:g>
                  <svg:desc>Sheet2.C19:Sheet2.O19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 HDD stride 8 LVM EXT4</text:p>
                <draw:g>
                  <svg:desc>Sheet2.B20:Sheet2.B20</svg:desc>
                </draw:g>
              </table:table-cell>
              <table:table-cell office:value-type="float" office:value="0.56">
                <text:p>0.56</text:p>
                <draw:g>
                  <svg:desc>Sheet2.C20:Sheet2.O20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0.69">
                <text:p>0.69</text:p>
              </table:table-cell>
              <table:table-cell office:value-type="float" office:value="0.51">
                <text:p>0.5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61">
                <text:p>0.61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27">
                <text:p>0.2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 HDD LVM EXT4</text:p>
                <draw:g>
                  <svg:desc>Sheet2.B21:Sheet2.B21</svg:desc>
                </draw:g>
              </table:table-cell>
              <table:table-cell office:value-type="float" office:value="0.41">
                <text:p>0.41</text:p>
                <draw:g>
                  <svg:desc>Sheet2.C21:Sheet2.O2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6">
                <text:p>0.96</text:p>
              </table:table-cell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  <table:table-cell office:value-type="float" office:value="0.06">
                <text:p>0.06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ot:SSD home:lvmcache G2+MD RAID10 HDD LVM EXT4</text:p>
                <draw:g>
                  <svg:desc>Sheet2.B22:Sheet2.B22</svg:desc>
                </draw:g>
              </table:table-cell>
              <table:table-cell office:value-type="float" office:value="0.31">
                <text:p>0.31</text:p>
                <draw:g>
                  <svg:desc>Sheet2.C22:Sheet2.O22</svg:desc>
                </draw:g>
              </table:table-cell>
              <table:table-cell office:value-type="float" office:value="0.87">
                <text:p>0.87</text:p>
              </table:table-cell>
              <table:table-cell office:value-type="float" office:value="0.61">
                <text:p>0.61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87">
                <text:p>0.87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LSI RAID10 HDD MBT EXT4</text:p>
                <draw:g>
                  <svg:desc>Sheet2.B23:Sheet2.B23</svg:desc>
                </draw:g>
              </table:table-cell>
              <table:table-cell office:value-type="float" office:value="0.67">
                <text:p>0.67</text:p>
                <draw:g>
                  <svg:desc>Sheet2.C23:Sheet2.O23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34">
                <text:p>0.34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  <table:table-cell office:value-type="float" office:value="0.78">
                <text:p>0.7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LSI RAID1 HDD LVM EXT4</text:p>
                <draw:g>
                  <svg:desc>Sheet2.B24:Sheet2.B24</svg:desc>
                </draw:g>
              </table:table-cell>
              <table:table-cell office:value-type="float" office:value="0.05">
                <text:p>0.05</text:p>
                <draw:g>
                  <svg:desc>Sheet2.C24:Sheet2.O24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4">
                <text:p>0.4</text:p>
              </table:table-cell>
              <table:table-cell office:value-type="float" office:value="0.24">
                <text:p>0.24</text:p>
              </table:table-cell>
              <table:table-cell office:value-type="float" office:value="0.7">
                <text:p>0.7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19">
                <text:p>0.19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root:SSD home:MD RAID10 HDD LVM EXT4</text:p>
                <draw:g>
                  <svg:desc>Sheet2.B25:Sheet2.B25</svg:desc>
                </draw:g>
              </table:table-cell>
              <table:table-cell office:value-type="float" office:value="0.39">
                <text:p>0.39</text:p>
                <draw:g>
                  <svg:desc>Sheet2.C25:Sheet2.O25</svg:desc>
                </draw:g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37">
                <text:p>0.37</text:p>
              </table:table-cell>
              <table:table-cell office:value-type="float" office:value="0.7">
                <text:p>0.7</text:p>
              </table:table-cell>
              <table:table-cell office:value-type="float" office:value="0.16">
                <text:p>0.16</text:p>
              </table:table-cell>
              <table:table-cell office:value-type="float" office:value="0.68">
                <text:p>0.68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root:SSD+G2 home:LVM RAID10 HDD LVM EXT4</text:p>
                <draw:g>
                  <svg:desc>Sheet2.B26:Sheet2.B26</svg:desc>
                </draw:g>
              </table:table-cell>
              <table:table-cell office:value-type="float" office:value="0">
                <text:p>0</text:p>
                <draw:g>
                  <svg:desc>Sheet2.C26:Sheet2.O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76">
                <text:p>0.76</text:p>
              </table:table-cell>
              <table:table-cell office:value-type="float" office:value="0.56">
                <text:p>0.56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48">
                <text:p>0.48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52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52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199cm" svg:height="32.06cm" xlink:href=".." xlink:type="simple" chart:class="chart:radar" chart:row-mapping="1 5 3 6 0 4 2" chart:style-name="ch1">
        <chart:title svg:x="22.282cm" svg:y="0.776cm" chart:style-name="ch2">
          <text:p>Top Configs</text:p>
        </chart:title>
        <chart:legend chart:legend-position="bottom" svg:x="9.961cm" svg:y="30.749cm" style:legend-expansion="wide" chart:style-name="ch3"/>
        <chart:plot-area chart:style-name="ch4" table:cell-range-address="Sheet2.C2:Sheet2.M2 Sheet2.B17:Sheet2.M17 Sheet2.B21:Sheet2.M23 Sheet2.B19:Sheet2.M20 Sheet2.B15:Sheet2.M15" chart:data-source-has-labels="both" svg:x="0.943cm" svg:y="2.202cm" svg:width="45.313cm" svg:height="27.906cm">
          <chartooo:coordinate-region svg:x="11.811cm" svg:y="4.475cm" svg:width="23.915cm" svg:height="23.915cm"/>
          <chart:axis chart:dimension="x" chart:name="primary-x" chart:style-name="ch5" chartooo:axis-type="auto">
            <chartooo:date-scale/>
            <chart:categories table:cell-range-address="Sheet2.C2:Sheet2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17:Sheet2.M17" chart:label-cell-address="Sheet2.B17:Sheet2.B17" chart:class="chart:radar">
            <chart:data-point chart:repeated="11"/>
          </chart:series>
          <chart:series chart:style-name="ch9" chart:values-cell-range-address="Sheet2.C22:Sheet2.M22" chart:label-cell-address="Sheet2.B22:Sheet2.B22" chart:class="chart:radar">
            <chart:data-point chart:repeated="11"/>
          </chart:series>
          <chart:series chart:style-name="ch10" chart:values-cell-range-address="Sheet2.C20:Sheet2.M20" chart:label-cell-address="Sheet2.B20:Sheet2.B20" chart:class="chart:radar">
            <chart:data-point chart:repeated="11"/>
          </chart:series>
          <chart:series chart:style-name="ch11" chart:values-cell-range-address="Sheet2.C23:Sheet2.M23" chart:label-cell-address="Sheet2.B23:Sheet2.B23" chart:class="chart:radar">
            <chart:data-point chart:repeated="11"/>
          </chart:series>
          <chart:series chart:style-name="ch12" chart:values-cell-range-address="Sheet2.C15:Sheet2.M15" chart:label-cell-address="Sheet2.B15:Sheet2.B15" chart:class="chart:radar">
            <chart:data-point chart:repeated="11"/>
          </chart:series>
          <chart:series chart:style-name="ch13" chart:values-cell-range-address="Sheet2.C21:Sheet2.M21" chart:label-cell-address="Sheet2.B21:Sheet2.B21" chart:class="chart:radar">
            <chart:data-point chart:repeated="11"/>
          </chart:series>
          <chart:series chart:style-name="ch14" chart:values-cell-range-address="Sheet2.C19:Sheet2.M19" chart:label-cell-address="Sheet2.B19:Sheet2.B19" chart:class="chart:rad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 Bench/Test: Compile</text:p>
                <draw:g>
                  <svg:desc>Sheet2.C2:Sheet2.M2</svg:desc>
                </draw:g>
              </table:table-cell>
              <table:table-cell office:value-type="string">
                <text:p>Compile Bench/Test: Initial Create</text:p>
              </table:table-cell>
              <table:table-cell office:value-type="string">
                <text:p>Compile Bench/Test: Read Compiled Tree</text:p>
              </table:table-cell>
              <table:table-cell office:value-type="string">
                <text:p>Unpacking The Linux Kernel/linux-2.6.32.tar.bz2</text:p>
              </table:table-cell>
              <table:table-cell office:value-type="string">
                <text:p>Timed Apache Compilation/Time To Compile</text:p>
              </table:table-cell>
              <table:table-cell office:value-type="string">
                <text:p>Timed ImageMagick Compilation/Time To Compile</text:p>
              </table:table-cell>
              <table:table-cell office:value-type="string">
                <text:p>Timed Linux Kernel Compilation/Time To Compile</text:p>
              </table:table-cell>
              <table:table-cell office:value-type="string">
                <text:p>Timed PHP Compilation/Time To Compile</text:p>
              </table:table-cell>
              <table:table-cell office:value-type="string">
                <text:p>Apache Benchmark/Static Web Page Serving</text:p>
              </table:table-cell>
              <table:table-cell office:value-type="string">
                <text:p>Full Linux Kernel Build/Real time</text:p>
              </table:table-cell>
              <table:table-cell office:value-type="string">
                <text:p>Boot time/Total time</text:p>
              </table:table-cell>
            </table:table-row>
          </table:table-header-rows>
          <table:table-rows>
            <table:table-row>
              <table:table-cell office:value-type="string">
                <text:p>MD RAID10 HDD LVM XFS</text:p>
                <draw:g>
                  <svg:desc>Sheet2.B17:Sheet2.B17</svg:desc>
                </draw:g>
              </table:table-cell>
              <table:table-cell office:value-type="float" office:value="0.8">
                <text:p>0.8</text:p>
                <draw:g>
                  <svg:desc>Sheet2.C17:Sheet2.M17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root:SSD home:lvmcache G2+MD RAID10 HDD LVM EXT4</text:p>
                <draw:g>
                  <svg:desc>Sheet2.B22:Sheet2.B22</svg:desc>
                </draw:g>
              </table:table-cell>
              <table:table-cell office:value-type="float" office:value="0.31">
                <text:p>0.31</text:p>
                <draw:g>
                  <svg:desc>Sheet2.C22:Sheet2.M22</svg:desc>
                </draw:g>
              </table:table-cell>
              <table:table-cell office:value-type="float" office:value="0.87">
                <text:p>0.87</text:p>
              </table:table-cell>
              <table:table-cell office:value-type="float" office:value="0.61">
                <text:p>0.61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83">
                <text:p>0.83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 HDD stride 8 LVM EXT4</text:p>
                <draw:g>
                  <svg:desc>Sheet2.B20:Sheet2.B20</svg:desc>
                </draw:g>
              </table:table-cell>
              <table:table-cell office:value-type="float" office:value="0.56">
                <text:p>0.56</text:p>
                <draw:g>
                  <svg:desc>Sheet2.C20:Sheet2.M20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0.69">
                <text:p>0.69</text:p>
              </table:table-cell>
              <table:table-cell office:value-type="float" office:value="0.51">
                <text:p>0.5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61">
                <text:p>0.61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LSI RAID10 HDD MBT EXT4</text:p>
                <draw:g>
                  <svg:desc>Sheet2.B23:Sheet2.B23</svg:desc>
                </draw:g>
              </table:table-cell>
              <table:table-cell office:value-type="float" office:value="0.67">
                <text:p>0.67</text:p>
                <draw:g>
                  <svg:desc>Sheet2.C23:Sheet2.M23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34">
                <text:p>0.34</text:p>
              </table:table-cell>
              <table:table-cell office:value-type="float" office:value="0.56">
                <text:p>0.56</text:p>
              </table:table-cell>
              <table:table-cell office:value-type="float" office:value="0.78">
                <text:p>0.78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MD RAID10 HDD MBT XFS</text:p>
                <draw:g>
                  <svg:desc>Sheet2.B15:Sheet2.B15</svg:desc>
                </draw:g>
              </table:table-cell>
              <table:table-cell office:value-type="float" office:value="1">
                <text:p>1</text:p>
                <draw:g>
                  <svg:desc>Sheet2.C15:Sheet2.M15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53">
                <text:p>0.53</text:p>
              </table:table-cell>
              <table:table-cell office:value-type="float" office:value="0.64">
                <text:p>0.64</text:p>
              </table:table-cell>
              <table:table-cell office:value-type="float" office:value="0.99">
                <text:p>0.99</text:p>
              </table:table-cell>
              <table:table-cell office:value-type="float" office:value="0.81">
                <text:p>0.81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09">
                <text:p>0.09</text:p>
              </table:table-cell>
              <table:table-cell office:value-type="float" office:value="0.59">
                <text:p>0.5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 HDD LVM EXT4</text:p>
                <draw:g>
                  <svg:desc>Sheet2.B21:Sheet2.B21</svg:desc>
                </draw:g>
              </table:table-cell>
              <table:table-cell office:value-type="float" office:value="0.41">
                <text:p>0.41</text:p>
                <draw:g>
                  <svg:desc>Sheet2.C21:Sheet2.M21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6">
                <text:p>0.96</text:p>
              </table:table-cell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  <table:table-cell office:value-type="float" office:value="0.06">
                <text:p>0.0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 HDD stride 4 LVM EXT4</text:p>
                <draw:g>
                  <svg:desc>Sheet2.B19:Sheet2.B19</svg:desc>
                </draw:g>
              </table:table-cell>
              <table:table-cell office:value-type="float" office:value="0.52">
                <text:p>0.52</text:p>
                <draw:g>
                  <svg:desc>Sheet2.C19:Sheet2.M19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